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monospace" svg:font-family="monospace, serif"/>
    <style:font-face style:name="open sans" svg:font-family="'open sans'"/>
    <style:font-face style:name="verdana" svg:font-family="verdana, genev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33333" style:font-name="Courier New" fo:font-size="10.5pt" fo:letter-spacing="normal" fo:font-style="normal" fo:font-weight="normal" officeooo:rsid="001d5a7f" officeooo:paragraph-rsid="001d5a7f"/>
    </style:style>
    <style:style style:name="P2" style:family="paragraph" style:parent-style-name="Preformatted_20_Text">
      <style:text-properties fo:font-variant="normal" fo:text-transform="none" fo:color="#666666" style:font-name="Courier New" fo:font-size="10.5pt" fo:letter-spacing="normal" fo:font-style="normal" fo:font-weight="normal" officeooo:rsid="00207c31" officeooo:paragraph-rsid="00207c31" style:font-size-asian="10.5pt" style:font-size-complex="10.5pt"/>
    </style:style>
    <style:style style:name="P3" style:family="paragraph" style:parent-style-name="Preformatted_20_Text">
      <style:paragraph-properties fo:margin-left="0cm" fo:margin-right="0cm" fo:margin-top="0cm" fo:margin-bottom="0.265cm" loext:contextual-spacing="false" style:line-height-at-least="0.688cm" fo:orphans="2" fo:widows="2" fo:text-indent="0cm" style:auto-text-indent="false"/>
      <style:text-properties officeooo:rsid="001d5a7f" officeooo:paragraph-rsid="00207c31"/>
    </style:style>
    <style:style style:name="P4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="0.238cm" fo:border="0.06pt solid #cccccc"/>
      <style:text-properties fo:font-variant="normal" fo:text-transform="none" fo:color="#333333" style:font-name="Courier New" fo:letter-spacing="normal"/>
    </style:style>
    <style:style style:name="P5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="0.238cm" fo:border="0.06pt solid #cccccc"/>
      <style:text-properties fo:font-variant="normal" fo:text-transform="none" fo:color="#333333" style:font-name="Courier New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65cm" loext:contextual-spacing="false" style:line-height-at-least="0.688cm" fo:orphans="2" fo:widows="2" fo:text-indent="0cm" style:auto-text-indent="false"/>
      <style:text-properties officeooo:paragraph-rsid="001edead"/>
    </style:style>
    <style:style style:name="P7" style:family="paragraph" style:parent-style-name="Text_20_body">
      <style:paragraph-properties fo:margin-left="0cm" fo:margin-right="0cm" fo:margin-top="0cm" fo:margin-bottom="0.265cm" loext:contextual-spacing="false" style:line-height-at-least="0.688cm" fo:orphans="2" fo:widows="2" fo:text-indent="0cm" style:auto-text-indent="false"/>
      <style:text-properties officeooo:rsid="001d5a7f" officeooo:paragraph-rsid="001edead"/>
    </style:style>
    <style:style style:name="P8" style:family="paragraph" style:parent-style-name="Text_20_body">
      <style:paragraph-properties fo:margin-left="0cm" fo:margin-right="0cm" fo:margin-top="0cm" fo:margin-bottom="0.265cm" loext:contextual-spacing="false" style:line-height-at-least="0.688cm" fo:orphans="2" fo:widows="2" fo:text-indent="0cm" style:auto-text-indent="false"/>
      <style:text-properties officeooo:rsid="001d5a7f" officeooo:paragraph-rsid="00207c31"/>
    </style:style>
    <style:style style:name="P9" style:family="paragraph" style:parent-style-name="Text_20_body">
      <style:paragraph-properties fo:margin-left="0cm" fo:margin-right="0cm" fo:margin-top="0cm" fo:margin-bottom="0.265cm" loext:contextual-spacing="false" style:line-height-at-least="0.688cm" fo:orphans="2" fo:widows="2" fo:text-indent="0cm" style:auto-text-indent="false"/>
      <style:text-properties officeooo:rsid="001d5a7f" officeooo:paragraph-rsid="00239b00"/>
    </style:style>
    <style:style style:name="P10" style:family="paragraph" style:parent-style-name="Text_20_body">
      <style:paragraph-properties fo:margin-left="0cm" fo:margin-right="0cm" fo:margin-top="0cm" fo:margin-bottom="0.265cm" loext:contextual-spacing="false" style:line-height-at-least="0.688cm" fo:orphans="2" fo:widows="2" fo:text-indent="0cm" style:auto-text-indent="false"/>
      <style:text-properties officeooo:rsid="001d5a7f" officeooo:paragraph-rsid="0023c7f4"/>
    </style:style>
    <style:style style:name="P11" style:family="paragraph" style:parent-style-name="Text_20_body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="0.238cm" fo:border="0.06pt solid #cccccc"/>
      <style:text-properties fo:font-variant="normal" fo:text-transform="none" fo:color="#333333" fo:letter-spacing="normal" officeooo:rsid="001edead" officeooo:paragraph-rsid="001edead"/>
    </style:style>
    <style:style style:name="P12" style:family="paragraph" style:parent-style-name="Text_20_body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="0.238cm" fo:border="0.06pt solid #cccccc"/>
      <style:text-properties fo:font-variant="normal" fo:text-transform="none" fo:color="#333333" fo:letter-spacing="normal" officeooo:rsid="001edead" officeooo:paragraph-rsid="002057c2"/>
    </style:style>
    <style:style style:name="P13" style:family="paragraph" style:parent-style-name="Text_20_body">
      <loext:graphic-properties draw:fill="solid" draw:fill-color="#f5f5f5" draw:opacity="100%"/>
      <style:paragraph-properties fo:margin-top="0cm" fo:margin-bottom="0.265cm" loext:contextual-spacing="false" fo:line-height="142%" fo:orphans="2" fo:widows="2" fo:break-before="page" fo:background-color="#f5f5f5" fo:padding="0.238cm" fo:border="0.06pt solid #cccccc"/>
      <style:text-properties fo:font-variant="normal" fo:text-transform="none" fo:color="#333333" fo:letter-spacing="normal" officeooo:rsid="001edead" officeooo:paragraph-rsid="001edead"/>
    </style:style>
    <style:style style:name="P14" style:family="paragraph" style:parent-style-name="Standard">
      <style:text-properties style:font-name="Courier New" officeooo:rsid="00207c31" officeooo:paragraph-rsid="00207c31"/>
    </style:style>
    <style:style style:name="P15" style:family="paragraph" style:parent-style-name="Standard">
      <style:text-properties style:font-name="Courier New" officeooo:rsid="001d5a7f" officeooo:paragraph-rsid="001d5a7f"/>
    </style:style>
    <style:style style:name="P16" style:family="paragraph" style:parent-style-name="Standard">
      <style:text-properties style:font-name="Courier New" fo:font-size="10.5pt" officeooo:rsid="00207c31" officeooo:paragraph-rsid="00207c31" style:font-size-asian="10.5pt" style:font-size-complex="10.5pt"/>
    </style:style>
    <style:style style:name="T1" style:family="text">
      <style:text-properties fo:font-size="10.5pt" fo:font-style="normal" fo:font-weight="normal"/>
    </style:style>
    <style:style style:name="T2" style:family="text">
      <style:text-properties fo:font-size="10.5pt" fo:font-style="normal" fo:font-weight="normal" officeooo:rsid="001d5a7f"/>
    </style:style>
    <style:style style:name="T3" style:family="text">
      <style:text-properties fo:color="#444444" style:font-name="Courier New" fo:font-size="10.5pt" fo:font-style="normal" fo:font-weight="normal" style:font-weight-asian="normal" style:font-weight-complex="normal"/>
    </style:style>
    <style:style style:name="T4" style:family="text">
      <style:text-properties fo:color="#444444" style:font-name="Courier New" fo:font-size="10.5pt" fo:font-style="normal" fo:font-weight="normal" officeooo:rsid="00207c31" style:font-weight-asian="normal" style:font-weight-complex="normal"/>
    </style:style>
    <style:style style:name="T5" style:family="text">
      <style:text-properties fo:color="#444444" style:font-name="Courier New" fo:font-size="10.5pt" fo:font-style="normal" fo:font-weight="normal" officeooo:rsid="002057c2" style:font-weight-asian="normal" style:font-weight-complex="normal"/>
    </style:style>
    <style:style style:name="T6" style:family="text">
      <style:text-properties fo:font-variant="normal" fo:text-transform="none" fo:color="#444444" style:font-name="Courier New" fo:font-size="10.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444444" style:font-name="Courier New" fo:font-size="10.5pt" fo:letter-spacing="normal" fo:font-style="normal" fo:font-weight="normal" officeooo:rsid="00207c31" style:font-weight-asian="normal" style:font-weight-complex="normal"/>
    </style:style>
    <style:style style:name="T8" style:family="text">
      <style:text-properties fo:font-variant="normal" fo:text-transform="none" fo:color="#444444" style:font-name="Courier New" fo:font-size="10.5pt" fo:letter-spacing="normal" fo:font-style="normal" fo:font-weight="normal" officeooo:rsid="00239b00" style:font-weight-asian="normal" style:font-weight-complex="normal"/>
    </style:style>
    <style:style style:name="T9" style:family="text">
      <style:text-properties fo:font-variant="normal" fo:text-transform="none" fo:color="#444444" style:font-name="Courier New" fo:font-size="10.5pt" fo:letter-spacing="normal" fo:font-style="normal" fo:font-weight="normal" officeooo:rsid="0023c7f4" style:font-weight-asian="normal" style:font-weight-complex="normal"/>
    </style:style>
    <style:style style:name="T10" style:family="text">
      <style:text-properties fo:font-variant="normal" fo:text-transform="none" fo:color="#444444" style:font-name="Courier New" fo:font-size="10.5pt" fo:letter-spacing="normal" fo:font-style="normal" fo:font-weight="normal" officeooo:rsid="00207c31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444444" style:font-name="Courier New" fo:font-size="10.5pt" fo:letter-spacing="normal" fo:font-style="normal" fo:font-weight="bold" officeooo:rsid="00207c31"/>
    </style:style>
    <style:style style:name="T12" style:family="text">
      <style:text-properties fo:font-variant="normal" fo:text-transform="none" fo:color="#333333" style:font-name="Courier New" fo:font-size="10.5pt" fo:letter-spacing="normal" fo:font-style="normal" fo:font-weight="normal" officeooo:rsid="00207c3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1. <text:s/>Install the journal node software on the journal nodes.</text:p>
      <text:p text:style-name="P2">sudo yum install hadoop-hdfs-journalnode</text:p>
      <text:p text:style-name="P16"/>
      <text:p text:style-name="P15">1. <text:s/>Add the following to the core-site.xml file on the namenode:</text:p>
      <text:p text:style-name="P15"/>
      <text:p text:style-name="P15">&lt;property&gt;</text:p>
      <text:p text:style-name="P15"><text:s text:c="3"/>&lt;name&gt;dfs.journalnode.edits.dir&lt;/name&gt;</text:p>
      <text:p text:style-name="P15"><text:s text:c="3"/>&lt;value&gt;/home/edureka/HA/data/jn&lt;/value&gt;</text:p>
      <text:p text:style-name="P15"><text:s text:c="2"/>&lt;/property&gt;</text:p>
      <text:p text:style-name="P15"/>
      <text:p text:style-name="P15">2. <text:s/>Add the following to the hdfs-site.xml file on all nodes.</text:p>
      <text:p text:style-name="P15"/>
      <text:p text:style-name="P1">&lt;property&gt;</text:p>
      <text:p text:style-name="P4"><text:s/><text:span text:style-name="T1">&lt;name&gt;dfs.namenode.name.dir&lt;/name&gt;</text:span></text:p>
      <text:p text:style-name="P4"><text:s/><text:span text:style-name="T1">&lt;value&gt;</text:span><text:span text:style-name="T2">some path here</text:span><text:span text:style-name="T1">&lt;/value&gt;</text:span></text:p>
      <text:p text:style-name="P4"><text:s/><text:span text:style-name="T1">&lt;/property&gt;</text:span></text:p>
      <text:p text:style-name="P4"><text:s/><text:span text:style-name="T1">&lt;property&gt;</text:span></text:p>
      <text:p text:style-name="P4"><text:s/><text:span text:style-name="T1">&lt;name&gt;dfs.replication&lt;/name&gt;</text:span></text:p>
      <text:p text:style-name="P4"><text:s/><text:span text:style-name="T1">&lt;value&gt;1&lt;/value&gt;</text:span></text:p>
      <text:p text:style-name="P4"><text:s/><text:span text:style-name="T1">&lt;/property&gt;</text:span></text:p>
      <text:p text:style-name="P4"><text:s/><text:span text:style-name="T1">&lt;property&gt;</text:span></text:p>
      <text:p text:style-name="P4"><text:s/><text:span text:style-name="T1">&lt;name&gt;dfs.permissions&lt;/name&gt;</text:span></text:p>
      <text:p text:style-name="P4"><text:s/><text:span text:style-name="T1">&lt;value&gt;false&lt;/value&gt;</text:span></text:p>
      <text:p text:style-name="P4"><text:s/><text:span text:style-name="T1">&lt;/property&gt;</text:span></text:p>
      <text:p text:style-name="P4"><text:s/><text:span text:style-name="T1">&lt;property&gt;</text:span></text:p>
      <text:p text:style-name="P4"><text:s/><text:span text:style-name="T1">&lt;name&gt;dfs.nameservices&lt;/name&gt;</text:span></text:p>
      <text:p text:style-name="P4"><text:s/><text:span text:style-name="T1">&lt;value&gt;ha-cluster&lt;/value&gt;</text:span></text:p>
      <text:p text:style-name="P4"><text:s/><text:span text:style-name="T1">&lt;/property&gt;</text:span></text:p>
      <text:p text:style-name="P4"><text:s/><text:span text:style-name="T1">&lt;property&gt;</text:span></text:p>
      <text:p text:style-name="P4"><text:s/><text:span text:style-name="T1">&lt;name&gt;dfs.ha.namenodes.</text:span><text:span text:style-name="T2">your-cluster-name-here</text:span><text:span text:style-name="T1">&lt;/name&gt;</text:span></text:p>
      <text:p text:style-name="P4"><text:s/><text:span text:style-name="T1">&lt;value&gt;nn1,nn2&lt;/value&gt;</text:span></text:p>
      <text:p text:style-name="P4"><text:s/><text:span text:style-name="T1">&lt;/property&gt;</text:span></text:p>
      <text:p text:style-name="P4"><text:s/><text:span text:style-name="T1">&lt;property&gt;</text:span></text:p>
      <text:p text:style-name="P4"><text:s/><text:span text:style-name="T1">&lt;name&gt;dfs.namenode.rpc-address.</text:span><text:span text:style-name="T2">your-cluster-name-here</text:span><text:span text:style-name="T1">.nn1&lt;/name&gt;</text:span></text:p>
      <text:p text:style-name="P4"><text:s/><text:span text:style-name="T1">&lt;value&gt;nn1.cluster.com:9000&lt;/value&gt;</text:span></text:p>
      <text:p text:style-name="P4"><text:soft-page-break/><text:s/><text:span text:style-name="T1">&lt;/property&gt;</text:span></text:p>
      <text:p text:style-name="P4"><text:s/><text:span text:style-name="T1">&lt;property&gt;</text:span></text:p>
      <text:p text:style-name="P4"><text:s/><text:span text:style-name="T1">&lt;name&gt;dfs.namenode.rpc-address.</text:span><text:span text:style-name="T2">your-cluster-name-here</text:span><text:span text:style-name="T1">.nn2&lt;/name&gt;</text:span></text:p>
      <text:p text:style-name="P4"><text:s/><text:span text:style-name="T1">&lt;value&gt;</text:span><text:span text:style-name="T2">your-cluster-name-here</text:span><text:span text:style-name="T1">:9000&lt;/value&gt;</text:span></text:p>
      <text:p text:style-name="P4"><text:s/><text:span text:style-name="T1">&lt;/property&gt;</text:span></text:p>
      <text:p text:style-name="P4"><text:s/><text:span text:style-name="T1">&lt;property&gt;</text:span></text:p>
      <text:p text:style-name="P4"><text:s/><text:span text:style-name="T1">&lt;name&gt;dfs.namenode.http-address.ha-cluster.nn1&lt;/name&gt;</text:span></text:p>
      <text:p text:style-name="P4"><text:s/><text:span text:style-name="T1">&lt;value&gt;nn1.cluster.com:50070&lt;/value&gt;</text:span></text:p>
      <text:p text:style-name="P4"><text:s/><text:span text:style-name="T1">&lt;/property&gt;</text:span></text:p>
      <text:p text:style-name="P4"><text:s/><text:span text:style-name="T1">&lt;property&gt;</text:span></text:p>
      <text:p text:style-name="P4"><text:s/><text:span text:style-name="T1">&lt;name&gt;dfs.namenode.http-address.</text:span><text:span text:style-name="T2">your-cluster-name-here</text:span><text:span text:style-name="T1">.nn2&lt;/name&gt;</text:span></text:p>
      <text:p text:style-name="P4"><text:s/><text:span text:style-name="T1">&lt;value&gt;nn2.</text:span><text:span text:style-name="T2">your domain name here</text:span><text:span text:style-name="T1">.com:50070&lt;/value&gt;</text:span></text:p>
      <text:p text:style-name="P4"><text:s/><text:span text:style-name="T1">&lt;/property&gt;</text:span></text:p>
      <text:p text:style-name="P4"><text:s/><text:span text:style-name="T1">&lt;property&gt;</text:span></text:p>
      <text:p text:style-name="P4"><text:s/><text:span text:style-name="T1">&lt;name&gt;dfs.namenode.shared.edits.dir&lt;/name&gt;</text:span></text:p>
      <text:p text:style-name="P4"><text:s/><text:span text:style-name="T1">&lt;value&gt;qjournal://nn1.</text:span><text:span text:style-name="T2">your-domain-name-here</text:span><text:span text:style-name="T1">.com:8485;nn2.</text:span><text:span text:style-name="T2">your-domain-name-here</text:span><text:span text:style-name="T1">.com:8485;dn1.</text:span><text:span text:style-name="T2">your-domain-name-here</text:span><text:span text:style-name="T1">.com:8485/</text:span><text:span text:style-name="T2">your-cluster-name</text:span><text:span text:style-name="T1">&lt;/value&gt;</text:span></text:p>
      <text:p text:style-name="P4"><text:s/><text:span text:style-name="T1">&lt;/property&gt;</text:span></text:p>
      <text:p text:style-name="P4"><text:s/><text:span text:style-name="T1">&lt;property&gt;</text:span></text:p>
      <text:p text:style-name="P4"><text:s/><text:span text:style-name="T1">&lt;name&gt;dfs.client.failover.proxy.provider.</text:span><text:span text:style-name="T2">your-cluster-name</text:span><text:span text:style-name="T1">&lt;/name&gt;</text:span></text:p>
      <text:p text:style-name="P4"><text:s/><text:span text:style-name="T1">&lt;value&gt;org.apache.hadoop.hdfs.server.namenode.ha.ConfiguredFailoverProxyProvider&lt;/value&gt;</text:span></text:p>
      <text:p text:style-name="P4"><text:s/><text:span text:style-name="T1">&lt;/property&gt;</text:span></text:p>
      <text:p text:style-name="P4"><text:s/><text:span text:style-name="T1">&lt;property&gt;</text:span></text:p>
      <text:p text:style-name="P4"><text:s/><text:span text:style-name="T1">&lt;name&gt;dfs.ha.automatic-failover.enabled&lt;/name&gt;</text:span></text:p>
      <text:p text:style-name="P4"><text:s/><text:span text:style-name="T1">&lt;value&gt;true&lt;/value&gt;</text:span></text:p>
      <text:p text:style-name="P4"><text:s/><text:span text:style-name="T1">&lt;/property&gt;</text:span></text:p>
      <text:p text:style-name="P4"><text:s/><text:span text:style-name="T1">&lt;property&gt;</text:span></text:p>
      <text:p text:style-name="P4"><text:s/><text:span text:style-name="T1">&lt;name&gt;ha.zookeeper.quorum&lt;/name&gt;</text:span></text:p>
      <text:p text:style-name="P4"><text:soft-page-break/><text:s/><text:span text:style-name="T1">&lt;value&gt; nn1.cluster.com:2181,nn2.cluster.com:2181,dn1.cluster.com:2181 &lt;/value&gt;</text:span></text:p>
      <text:p text:style-name="P4"><text:s/><text:span text:style-name="T1">&lt;/property&gt;</text:span></text:p>
      <text:p text:style-name="P4"><text:s/><text:span text:style-name="T1">&lt;property&gt;</text:span></text:p>
      <text:p text:style-name="P4"><text:s/><text:span text:style-name="T1">&lt;name&gt;dfs.ha.fencing.methods&lt;/name&gt;</text:span></text:p>
      <text:p text:style-name="P4"><text:s/><text:span text:style-name="T1">&lt;value&gt;sshfence&lt;/value&gt;</text:span></text:p>
      <text:p text:style-name="P4"><text:s/><text:span text:style-name="T1">&lt;/property&gt;</text:span></text:p>
      <text:p text:style-name="P4"><text:s/><text:span text:style-name="T1">&lt;property&gt;</text:span></text:p>
      <text:p text:style-name="P4"><text:s/><text:span text:style-name="T1">&lt;name&gt;dfs.ha.fencing.ssh.private-key-files&lt;/name&gt;</text:span></text:p>
      <text:p text:style-name="P4"><text:s/><text:span text:style-name="T1">&lt;value&gt;/home/edureka/.ssh/id_rsa&lt;/value&gt;</text:span></text:p>
      <text:p text:style-name="P4"><text:s/><text:span text:style-name="T1">&lt;/property&gt;</text:span></text:p>
      <text:p text:style-name="P15"/>
      <text:p text:style-name="P13"><text:span text:style-name="Strong_20_Emphasis"><text:span text:style-name="T3"/></text:span></text:p>
      <text:p text:style-name="P11"><text:span text:style-name="Strong_20_Emphasis"><text:span text:style-name="T3"/></text:span></text:p>
      <text:p text:style-name="P12"><text:span text:style-name="Strong_20_Emphasis"><text:span text:style-name="T4">3. </text:span></text:span><text:span text:style-name="Strong_20_Emphasis"><text:span text:style-name="T5">Copy /usr/lib/zookeeper/conf/zoo_sample.cfg to /usr/lib/zookeeper/conf/zoo.cfg</text:span></text:span></text:p>
      <text:p text:style-name="P12"><text:span text:style-name="Strong_20_Emphasis"><text:span text:style-name="T3">In your zookeeper configuration file (/</text:span></text:span><text:span text:style-name="Strong_20_Emphasis"><text:span text:style-name="T5">usr/lib/zookeeper/</text:span></text:span><text:span text:style-name="Strong_20_Emphasis"><text:span text:style-name="T3">zoo.cfg) add the following lines: </text:span></text:span></text:p>
      <text:p text:style-name="P11"><text:span text:style-name="Strong_20_Emphasis"><text:span text:style-name="T3"/></text:span></text:p>
      <text:p text:style-name="P11"><text:span text:style-name="Strong_20_Emphasis"><text:span text:style-name="T3">Server.1=nn1.cluster.com:2888:3888</text:span></text:span></text:p>
      <text:p text:style-name="P6"><text:span text:style-name="Strong_20_Emphasis"><text:span text:style-name="T6">Server.2=nn2.cluster.com:2888:3888</text:span></text:span></text:p>
      <text:p text:style-name="P7"><text:span text:style-name="Strong_20_Emphasis"><text:span text:style-name="T6">Server.3=dn1.cluster.com:2888:3888</text:span></text:span></text:p>
      <text:p text:style-name="P7"><text:span text:style-name="Strong_20_Emphasis"><text:span text:style-name="T6"/></text:span></text:p>
      <text:p text:style-name="P8"><text:span text:style-name="Strong_20_Emphasis"><text:span text:style-name="T7">4. Create a secondary namenode (from Lab 2). </text:span></text:span></text:p>
      <text:p text:style-name="P8"><text:span text:style-name="Strong_20_Emphasis"><text:span text:style-name="T7">bootstrap the secondary namenode by running:</text:span></text:span></text:p>
      <text:p text:style-name="P8"><text:span text:style-name="Strong_20_Emphasis"><text:span text:style-name="T7">hdfs namenode -bootstrapStandby</text:span></text:span></text:p>
      <text:p text:style-name="P8"><text:span text:style-name="Strong_20_Emphasis"><text:span text:style-name="T10"/></text:span></text:p>
      <text:p text:style-name="P8"><text:span text:style-name="Strong_20_Emphasis"><text:span text:style-name="T10">5. Create a myid file for each journal node. <text:s/>Each file will have an integer</text:span></text:span></text:p>
      <text:p text:style-name="P8"><text:span text:style-name="Strong_20_Emphasis"><text:span text:style-name="T10">starting with 1, the next one will have 2, and so on. <text:s/>The file should be stored</text:span></text:span></text:p>
      <text:p text:style-name="P8"><text:span text:style-name="Strong_20_Emphasis"><text:span text:style-name="T10">in dataDir property path and have the filename myid</text:span></text:span></text:p>
      <text:p text:style-name="P8"><text:span text:style-name="Strong_20_Emphasis"><text:span text:style-name="T7">Now start the Zookeeper service on all the journal nodes.</text:span></text:span><text:span text:style-name="Strong_20_Emphasis"><text:span text:style-name="T11"> </text:span></text:span></text:p>
      <text:p text:style-name="P8"><text:span text:style-name="Strong_20_Emphasis"><text:span text:style-name="T7">zkServer.sh start</text:span></text:span></text:p>
      <text:p text:style-name="P8"><text:span text:style-name="Strong_20_Emphasis"><text:span text:style-name="T7"/></text:span></text:p>
      <text:p text:style-name="P8"><text:span text:style-name="Strong_20_Emphasis"><text:span text:style-name="T7">Start the journal node on all the journal servers. </text:span></text:span></text:p>
      <text:p text:style-name="P8"><text:span text:style-name="Strong_20_Emphasis"><text:span text:style-name="T7"/></text:span></text:p>
      <text:p text:style-name="P8"><text:span text:style-name="Strong_20_Emphasis"><text:span text:style-name="T7">Add the following environment variables:</text:span></text:span></text:p>
      <text:p text:style-name="P3"><text:span text:style-name="Strong_20_Emphasis"><text:span text:style-name="T12">export HADOOP_HOME=&lt; Path to your Hadoop-2.6.0 directory&gt;</text:span></text:span></text:p>
      <text:p text:style-name="P5">export HADOOP_MAPRED_HOME=$HADOOP_HOME</text:p>
      <text:p text:style-name="P5">export HADOOP_COMMON_HOME=$HADOOP_HOME</text:p>
      <text:p text:style-name="P5"><text:soft-page-break/>export HADOOP_HDFS_HOME=$HADOOP_HOME</text:p>
      <text:p text:style-name="P5">export YARN_HOME=$HADOOP_HOME</text:p>
      <text:p text:style-name="P5">export HADOOP_CONF_DIR=$HADOOP_HOME/etc/hadoop</text:p>
      <text:p text:style-name="P5">export YARN_CONF_DIR=$HADOOP_HOME/etc/hadoop</text:p>
      <text:p text:style-name="P5">export JAVA_HOME=&lt;Path to your Java Directory&gt;</text:p>
      <text:p text:style-name="P5">export ZOOKEEPER_HOME =&lt;Path to your Zookeeper Directory&gt;</text:p>
      <text:p text:style-name="P5">export PATH=$PATH: $JAVA_HOME/bin: $HADOOP_HOME/bin: $HADOOP_HOME/sbin:$ZOOKEEPER_HOME/bin</text:p>
      <text:p text:style-name="P8"><text:span text:style-name="Strong_20_Emphasis"><text:span text:style-name="T7"/></text:span></text:p>
      <text:p text:style-name="P9"><text:span text:style-name="Strong_20_Emphasis"><text:span text:style-name="T8">Next, we format the ZooKeeper failover controller for both the namenode and the secondary. </text:span></text:span></text:p>
      <text:p text:style-name="P9"><text:span text:style-name="Strong_20_Emphasis"><text:span text:style-name="T8">hdfs zkfc-formatZK</text:span></text:span></text:p>
      <text:p text:style-name="P9"><text:span text:style-name="Strong_20_Emphasis"><text:span text:style-name="T8">Start the zkfc. </text:span></text:span></text:p>
      <text:p text:style-name="P9"><text:span text:style-name="Strong_20_Emphasis"><text:span text:style-name="T8">hadoop-daemon.sh start zkfc</text:span></text:span></text:p>
      <text:p text:style-name="P9"><text:span text:style-name="Strong_20_Emphasis"><text:span text:style-name="T8">Run haadmin to get the service state for the name node. </text:span></text:span></text:p>
      <text:p text:style-name="P9"><text:span text:style-name="Strong_20_Emphasis"><text:span text:style-name="T8">hdfs haadmin -getServiceState &lt;your namenode&gt;</text:span></text:span></text:p>
      <text:p text:style-name="P10"><text:span text:style-name="Strong_20_Emphasis"><text:span text:style-name="T9">Do this for all your name nodes. </text:span></text:span></text:p>
      <text:p text:style-name="P10"><text:span text:style-name="Strong_20_Emphasis"><text:span text:style-name="T9"/></text:span></text:p>
      <text:p text:style-name="P10"><text:span text:style-name="Strong_20_Emphasis"><text:span text:style-name="T9"/></text:span></text:p>
      <text:p text:style-name="P9"><text:span text:style-name="Strong_20_Emphasis"><text:span text:style-name="T8"/></text:span></text:p>
      <text:p text:style-name="P9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monospace" svg:font-family="monospace, serif"/>
    <style:font-face style:name="open sans" svg:font-family="'open sans'"/>
    <style:font-face style:name="verdana" svg:font-family="verdana, genev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4:39:43.744254562</meta:creation-date>
    <dc:date>2018-05-03T15:28:50.590708136</dc:date>
    <meta:editing-duration>PT23M55S</meta:editing-duration>
    <meta:editing-cycles>5</meta:editing-cycles>
    <meta:generator>LibreOffice/5.4.6.2$Linux_X86_64 LibreOffice_project/40m0$Build-2</meta:generator>
    <meta:document-statistic meta:table-count="0" meta:image-count="0" meta:object-count="0" meta:page-count="5" meta:paragraph-count="100" meta:word-count="291" meta:character-count="3596" meta:non-whitespace-character-count="3325"/>
  </office:meta>
</office:document-meta>
</file>